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 Narrow" svg:font-family="'Arial Narrow'" style:font-family-generic="system" style:font-pitch="variable"/>
    <style:font-face style:name="Calibri1" svg:font-family="Calibri" style:font-family-generic="system" style:font-pitch="variable"/>
    <style:font-face style:name="ComicSansMS" svg:font-family="ComicSansMS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WWNum26"/>
    <style:style style:name="P2" style:family="paragraph" style:parent-style-name="Standard">
      <style:text-properties fo:color="#0000cc" style:font-name="Courier New" fo:font-weight="bold" style:font-weight-asian="bold" style:font-name-complex="Courier New2"/>
    </style:style>
    <style:style style:name="P3" style:family="paragraph" style:parent-style-name="Standard">
      <style:text-properties fo:color="#0000cc" style:font-name="Courier New" fo:font-size="12pt" fo:font-weight="bold" style:font-size-asian="12pt" style:font-weight-asian="bold" style:font-name-complex="Courier New2" style:font-size-complex="12pt"/>
    </style:style>
    <style:style style:name="P4" style:family="paragraph" style:parent-style-name="Standard">
      <style:text-properties style:font-name="Courier New" style:font-name-complex="Courier New2"/>
    </style:style>
    <style:style style:name="P5" style:family="paragraph" style:parent-style-name="Standard">
      <style:text-properties fo:color="#7030a0" fo:font-size="12pt" fo:font-weight="bold" style:font-size-asian="12pt" style:font-weight-asian="bold" style:font-name-complex="Courier New2" style:font-size-complex="12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text-properties fo:font-size="18pt" fo:font-weight="bold" style:font-size-asian="18pt" style:font-weight-asian="bold" style:font-name-complex="Courier New2" style:font-size-complex="18pt"/>
    </style:style>
    <style:style style:name="P8" style:family="paragraph" style:parent-style-name="Standard">
      <style:text-properties fo:color="#000000" fo:font-size="12pt" fo:font-weight="bold" style:font-size-asian="12pt" style:font-weight-asian="bold" style:font-name-complex="Courier New2" style:font-size-complex="12pt"/>
    </style:style>
    <style:style style:name="P9" style:family="paragraph" style:parent-style-name="Standard">
      <style:text-properties fo:color="#006600" fo:font-size="12pt" fo:font-weight="bold" style:font-size-asian="12pt" style:font-weight-asian="bold" style:font-name-complex="Courier New2" style:font-size-complex="12pt"/>
    </style:style>
    <style:style style:name="P10" style:family="paragraph" style:parent-style-name="Standard">
      <style:text-properties fo:font-size="12pt" style:font-size-asian="12pt" style:font-name-complex="Courier New2" style:font-size-complex="12pt"/>
    </style:style>
    <style:style style:name="P11" style:family="paragraph" style:parent-style-name="Standard">
      <style:text-properties style:font-name-complex="Courier New2"/>
    </style:style>
    <style:style style:name="P12" style:family="paragraph" style:parent-style-name="Standard" style:list-style-name="WWNum29"/>
    <style:style style:name="P13" style:family="paragraph" style:parent-style-name="Standard" style:list-style-name="WWNum30"/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officeooo:paragraph-rsid="0015c3c3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name-complex="ComicSansMS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bold" style:font-size-asian="14pt" style:font-weight-asian="bold" style:font-name-complex="Arial Narrow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cc" style:font-name="Courier New" fo:font-size="12pt" fo:font-weight="bold" style:font-size-asian="12pt" style:font-weight-asian="bold" style:font-name-complex="Courier New2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name-complex="Courier New2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6600" fo:font-size="12pt" fo:font-weight="bold" style:font-size-asian="12pt" style:font-weight-asian="bold" style:font-name-complex="Courier New2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7030a0" fo:font-size="12pt" fo:font-weight="bold" style:font-size-asian="12pt" style:font-weight-asian="bold" style:font-name-complex="Courier New2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-complex="Courier New2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ourier New" style:font-name-complex="Courier New2"/>
    </style:style>
    <style:style style:name="P25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26" style:family="paragraph" style:parent-style-name="Standard">
      <style:paragraph-properties fo:margin-left="2in" fo:margin-right="0in" fo:text-indent="0in" style:auto-text-indent="false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style:font-name-complex="Courier New2"/>
    </style:style>
    <style:style style:name="P28" style:family="paragraph" style:parent-style-name="Standard">
      <style:paragraph-properties fo:margin-left="0.5in" fo:margin-right="0in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30" style:family="paragraph" style:parent-style-name="List_20_Paragraph" style:list-style-name="WWNum1">
      <style:paragraph-properties fo:margin-top="0in" fo:margin-bottom="0in" loext:contextual-spacing="false" fo:line-height="100%"/>
    </style:style>
    <style:style style:name="P31" style:family="paragraph" style:parent-style-name="Footer">
      <style:paragraph-properties fo:text-align="end" style:justify-single-word="false"/>
    </style:style>
    <style:style style:name="T1" style:family="text">
      <style:text-properties fo:font-size="14pt" fo:font-weight="bold" style:font-size-asian="14pt" style:font-weight-asian="bold" style:font-name-complex="ComicSansMS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6pt" fo:font-weight="bold" style:font-size-asian="16pt" style:font-weight-asian="bold" style:font-name-complex="ComicSansMS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style:font-size-asian="16pt" style:font-weight-asian="bold" style:font-name-complex="Courier New2" style:font-size-complex="16pt"/>
    </style:style>
    <style:style style:name="T6" style:family="text">
      <style:text-properties fo:font-size="12pt" style:font-size-asian="12pt" style:font-name-complex="ComicSansMS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name-complex="Courier New2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officeooo:rsid="00169e4f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name-complex="Courier New2" style:font-size-complex="12pt"/>
    </style:style>
    <style:style style:name="T12" style:family="text">
      <style:text-properties fo:font-size="12pt" fo:font-style="italic" style:font-size-asian="12pt" style:font-style-asian="italic" style:font-name-complex="Courier New2" style:font-size-complex="12pt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8pt" fo:font-weight="bold" style:font-size-asian="18pt" style:font-weight-asian="bold" style:font-size-complex="18pt"/>
    </style:style>
    <style:style style:name="T15" style:family="text">
      <style:text-properties fo:font-size="18pt" fo:font-weight="bold" style:font-size-asian="18pt" style:font-weight-asian="bold" style:font-name-complex="Courier New2" style:font-size-complex="18pt"/>
    </style:style>
    <style:style style:name="T16" style:family="text">
      <style:text-properties fo:color="#0000cc" style:font-name="Courier New" fo:font-weight="bold" style:font-weight-asian="bold" style:font-name-complex="Courier New2"/>
    </style:style>
    <style:style style:name="T17" style:family="text">
      <style:text-properties fo:color="#0000cc" style:font-name="Courier New" fo:font-size="12pt" fo:font-weight="bold" style:font-size-asian="12pt" style:font-weight-asian="bold" style:font-name-complex="Courier New2" style:font-size-complex="12pt"/>
    </style:style>
    <style:style style:name="T18" style:family="text">
      <style:text-properties fo:color="#0000cc" style:font-name="Courier New" fo:font-style="italic" fo:font-weight="bold" style:font-style-asian="italic" style:font-weight-asian="bold" style:font-name-complex="Courier New2"/>
    </style:style>
    <style:style style:name="T19" style:family="text">
      <style:text-properties fo:color="#0000cc" fo:font-size="12pt" fo:font-weight="bold" style:font-size-asian="12pt" style:font-weight-asian="bold" style:font-name-complex="Courier New2" style:font-size-complex="12pt"/>
    </style:style>
    <style:style style:name="T20" style:family="text">
      <style:text-properties fo:color="#006600" fo:font-size="12pt" fo:font-weight="bold" style:font-size-asian="12pt" style:font-weight-asian="bold" style:font-name-complex="Courier New2" style:font-size-complex="12pt"/>
    </style:style>
    <style:style style:name="T21" style:family="text">
      <style:text-properties fo:color="#006600" style:font-name="Courier New" fo:font-size="12pt" fo:font-weight="bold" style:font-size-asian="12pt" style:font-weight-asian="bold" style:font-name-complex="Courier New2" style:font-size-complex="12pt"/>
    </style:style>
    <style:style style:name="T22" style:family="text">
      <style:text-properties fo:color="#c00000" fo:font-size="12pt" fo:font-weight="bold" style:font-size-asian="12pt" style:font-weight-asian="bold" style:font-name-complex="Courier New2" style:font-size-complex="12pt"/>
    </style:style>
    <style:style style:name="T23" style:family="text">
      <style:text-properties fo:color="#7030a0" fo:font-size="12pt" fo:font-weight="bold" style:font-size-asian="12pt" style:font-weight-asian="bold" style:font-name-complex="Courier New2" style:font-size-complex="12pt"/>
    </style:style>
    <style:style style:name="T24" style:family="text">
      <style:text-properties fo:color="#7030a0" fo:font-size="12pt" fo:font-weight="bold" officeooo:rsid="0015832b" style:font-size-asian="12pt" style:font-weight-asian="bold" style:font-name-complex="Courier New2" style:font-size-complex="12pt"/>
    </style:style>
    <style:style style:name="T25" style:family="text">
      <style:text-properties fo:color="#7030a0" fo:font-size="12pt" fo:font-weight="bold" officeooo:rsid="0015c3c3" style:font-size-asian="12pt" style:font-weight-asian="bold" style:font-name-complex="Courier New2" style:font-size-complex="12pt"/>
    </style:style>
    <style:style style:name="T26" style:family="text">
      <style:text-properties fo:color="#7030a0" fo:font-size="12pt" fo:font-weight="bold" style:font-size-asian="12pt" style:font-weight-asian="bold" style:font-size-complex="12pt"/>
    </style:style>
    <style:style style:name="T27" style:family="text">
      <style:text-properties fo:color="#000000" fo:font-size="12pt" style:font-size-asian="12pt" style:font-name-complex="Courier New2" style:font-size-complex="12pt"/>
    </style:style>
    <style:style style:name="T28" style:family="text">
      <style:text-properties fo:color="#000000" fo:font-size="12pt" fo:font-weight="bold" style:font-size-asian="12pt" style:font-weight-asian="bold" style:font-name-complex="Courier New2" style:font-size-complex="12pt"/>
    </style:style>
    <style:style style:name="T29" style:family="text">
      <style:text-properties style:font-name="Courier New" style:font-name-complex="Courier New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COEN 178<text:tab/><text:tab/><text:tab/>Intro to Database Systems<text:tab/><text:tab/>Winter 2018</text:span></text:p>
      <text:p text:style-name="P17"/>
      <text:p text:style-name="P16"><text:span text:style-name="T1">Lab 4 (100 pts)</text:span></text:p>
      <text:p text:style-name="P18"/>
      <text:p text:style-name="P16"><text:span text:style-name="T3">Objectives: Learn</text:span></text:p>
      <text:list xml:id="list470498521586017038" text:style-name="WWNum1">
        <text:list-item>
          <text:p text:style-name="P30"><text:span text:style-name="T6">SQL Integrity Constraints</text:span></text:p>
        </text:list-item>
        <text:list-item>
          <text:p text:style-name="P30"><text:span text:style-name="T6">PLSQL Procedures and cursors.</text:span></text:p>
        </text:list-item>
        <text:list-item>
          <text:p text:style-name="P30"><text:span text:style-name="T6">SQL random number generator</text:span></text:p>
        </text:list-item>
      </text:list>
      <text:p text:style-name="P16"><text:span text:style-name="T4">------------------------------------------------------------------------------------------------</text:span></text:p>
      <text:p text:style-name="Standard">In this lab, we will create two new tables and load them with data from <text:span text:style-name="T13">staff_2010</text:span> table that you have created in the earlier labs. All SQL statements should be written to SQL files for submission. </text:p>
      <text:p text:style-name="Standard"><text:span text:style-name="T2">The following is outline for today.</text:span></text:p>
      <text:list xml:id="list3733985779798211323" text:style-name="WWNum26">
        <text:list-item>
          <text:p text:style-name="P1"><text:span text:style-name="T7">Create two new tables with foreign key constraints</text:span></text:p>
        </text:list-item>
        <text:list-item>
          <text:p text:style-name="P1"><text:span text:style-name="T7">Load the new tables with a subset of data from staff_2010 table (we will avoid the tedium of having to load them by hand with hardcoded values)</text:span></text:p>
        </text:list-item>
        <text:list-item>
          <text:p text:style-name="P1"><text:span text:style-name="T7">Test the referential integrity enforcement.</text:span></text:p>
        </text:list-item>
        <text:list-item>
          <text:p text:style-name="P1"><text:span text:style-name="T7">Write PLSQL procedures to insert values for salary using a </text:span><text:span text:style-name="T9">random number generator</text:span><text:span text:style-name="T7"> (this will come in handy if you want to generate “fake values” for demo purposes).</text:span></text:p>
        </text:list-item>
      </text:list>
      <text:p text:style-name="Standard"/>
      <text:p text:style-name="P26"><text:span text:style-name="T14">Part 1</text:span></text:p>
      <text:p text:style-name="Standard"><text:span text:style-name="T4">Question 1</text:span></text:p>
      <text:p text:style-name="Standard"><text:span text:style-name="T7">Create a table, </text:span><text:span text:style-name="T9">AlphaCoEmp</text:span><text:span text:style-name="T7"> as follows.</text:span></text:p>
      <text:p text:style-name="Standard"><text:span text:style-name="T16">CREATE TABLE AlphaCoEmp(Name VARCHAR(25) Primary Key, Title VARCHAR(20) DEFAULT NULL, Salary Number(10,2) DEFAULT 0);</text:span></text:p>
      <text:p text:style-name="Standard"><text:span text:style-name="T11">Inserting values:</text:span></text:p>
      <text:p text:style-name="Standard"><text:span text:style-name="T8">We will load the table, AlphaCoEmp, with employee last names from Staff_2010. </text:span></text:p>
      <text:p text:style-name="Standard"><text:span text:style-name="T8">Now run the query below to insert the last names from Staff_2010.</text:span></text:p>
      <text:p text:style-name="P2"/>
      <text:p text:style-name="Standard"><text:span text:style-name="T16">INSERT INTO AlphaCoEmp (name) SELECT last from Staff_2010;</text:span></text:p>
      <text:p text:style-name="Standard"><text:soft-page-break/><text:span text:style-name="T20">Did you see any errors? </text:span><text:span text:style-name="T8">The errors are because of the primary key constraint which is being violated by some duplicate last names in the Staff_2010 table. Fix this query so that it loads unique last names from Staff_2010. </text:span></text:p>
      <text:p text:style-name="Standard"><text:span text:style-name="T8">(</text:span><text:span text:style-name="T22">Hint</text:span><text:span text:style-name="T8">: Think </text:span><text:span text:style-name="T11">distinct</text:span><text:span text:style-name="T8">, modify and run the query)</text:span></text:p>
      <text:p text:style-name="P4"/>
      <text:p text:style-name="Standard"><text:span text:style-name="T23">Q: Did it run now? How many rows are created? </text:span></text:p>
      <text:p text:style-name="Standard"><text:span text:style-name="T23">A: </text:span><text:span text:style-name="T24">It created 430 rows</text:span></text:p>
      <text:p text:style-name="P5"/>
      <text:p text:style-name="Standard"><text:span text:style-name="T20">Do a Select * from AlphaCoEmp and check the results displayed. </text:span></text:p>
      <text:p text:style-name="Standard"><text:span text:style-name="T23">Q: What was displayed for title and salary?</text:span></text:p>
      <text:p text:style-name="Standard"><text:span text:style-name="T23">A: </text:span><text:span text:style-name="T24">Title is empty and all the salary values are 0</text:span></text:p>
      <text:p text:style-name="P6"/>
      <text:p text:style-name="Standard"><text:span text:style-name="T4">Question 2</text:span></text:p>
      <text:p text:style-name="Standard"><text:span text:style-name="T8">Let us define a table called </text:span><text:span text:style-name="T11">Emp_Work</text:span><text:span text:style-name="T8"> as follows:</text:span></text:p>
      <text:p text:style-name="Standard"><text:span text:style-name="T17">Create Table Emp_Work(name VARCHAR(25) Primary Key, Project VARCHAR(20) default NULL,</text:span></text:p>
      <text:p text:style-name="Standard"><text:span text:style-name="T17">Constraint FK_AlphaCo</text:span></text:p>
      <text:p text:style-name="Standard"><text:span text:style-name="T17">Foreign Key (name) REFERENCES AlphaCoEmp(name));</text:span></text:p>
      <text:p text:style-name="Standard"><text:span text:style-name="T22">Note</text:span><text:span text:style-name="T27"> the foreign key constraint defined in this table with a name. </text:span></text:p>
      <text:p text:style-name="Standard"><text:span text:style-name="T8">Let us insert employee names that start with </text:span><text:span text:style-name="T11">A</text:span><text:span text:style-name="T8"> or </text:span><text:span text:style-name="T11">G</text:span><text:span text:style-name="T8"> or </text:span><text:span text:style-name="T11">S</text:span><text:span text:style-name="T8"> from the </text:span><text:span text:style-name="T11">AlphaCoEmp</text:span><text:span text:style-name="T8"> table into </text:span><text:span text:style-name="T11">Emp_Work</text:span><text:span text:style-name="T8"> table. We will use regular expressions to grab names that start with A or G or S. </text:span></text:p>
      <text:p text:style-name="Standard"><text:span text:style-name="T17">insert into Emp_Work(name) Select Name from AlphaCoEmp where </text:span></text:p>
      <text:p text:style-name="Standard"><text:span text:style-name="T17">REGEXP_LIKE(name,'(^[ags])','i');</text:span></text:p>
      <text:p text:style-name="P2"/>
      <text:p text:style-name="Standard"><text:span text:style-name="T28">Study the Regex that describes a pattern where the string starts with (^) a [ags] (a or g or s). <text:s/></text:span></text:p>
      <text:p text:style-name="Standard"><text:soft-page-break/><text:span text:style-name="T23">Q: What is the ‘i’ for?</text:span></text:p>
      <text:p text:style-name="Standard"><text:span text:style-name="T23">A: <text:s/></text:span><text:span text:style-name="T24">The i tells the REGEXP_LIKE to ignore case sensitivity </text:span></text:p>
      <text:p text:style-name="P8"/>
      <text:p text:style-name="Standard"><text:span text:style-name="T28">Run the query. </text:span></text:p>
      <text:p text:style-name="Standard"><text:span text:style-name="T23">Q: How many rows are inserted into Emp_Work table? </text:span></text:p>
      <text:p text:style-name="Standard"><text:span text:style-name="T23">A: </text:span><text:span text:style-name="T24">82 Rows were inserted</text:span></text:p>
      <text:p text:style-name="P9"/>
      <text:p text:style-name="Standard"><text:span text:style-name="T20">Now, run a query to display the names that start with a (or A) or g(or G) or s (or S) from Emp_Work table. </text:span></text:p>
      <text:p text:style-name="Standard"><text:span text:style-name="T17">Select Name from AlphaCoEmp where REGEXP_LIKE(name,'(^[ags])','i');</text:span></text:p>
      <text:p text:style-name="Standard"><text:span text:style-name="T11">Pick a name from the displayed list and delete it from the table, AlphaCoEmp.</text:span></text:p>
      <text:p text:style-name="Standard"><text:span text:style-name="T17">Example:</text:span></text:p>
      <text:p text:style-name="Standard"><text:span text:style-name="T17">Delete from AlphaCoEmp</text:span></text:p>
      <text:p text:style-name="Standard"><text:span text:style-name="T17">Where name=’Smith’;</text:span></text:p>
      <text:p text:style-name="P3"/>
      <text:p text:style-name="Standard"><text:span text:style-name="T23">Q: Did your deletion work? Why or why not? </text:span></text:p>
      <text:p text:style-name="Standard"><text:span text:style-name="T23">A: </text:span><text:span text:style-name="T24">We cannot the names because they are foreign keys and they are being referenced from the Staff_2010 Table</text:span></text:p>
      <text:p text:style-name="P2"/>
      <text:p text:style-name="Standard"><text:span text:style-name="T4">Question 3</text:span></text:p>
      <text:p text:style-name="Standard"><text:span text:style-name="T7">Let us change the </text:span><text:span text:style-name="T9">Emp_Work</text:span><text:span text:style-name="T7"> table definition such that when a primary key that has a reference from a foreign key is deleted, it should delete the row with that foreign key as well.</text:span></text:p>
      <text:p text:style-name="Standard"><text:span text:style-name="T7">We will use the </text:span><text:span text:style-name="T9">alter Table</text:span><text:span text:style-name="T7"> command and define the constraint, on </text:span><text:span text:style-name="T9">delete cascade</text:span><text:span text:style-name="T7">. </text:span></text:p>
      <text:p text:style-name="Standard"><text:span text:style-name="T7">Remember how you defined this table earlier. </text:span></text:p>
      <text:p text:style-name="Standard"><text:span text:style-name="T11">Create Table Emp_Work(name VARCHAR(20) Primary Key, Project VARCHAR(20) default NULL,</text:span></text:p>
      <text:p text:style-name="Standard"><text:soft-page-break/><text:span text:style-name="T11">Constraint FK_AlphaCo</text:span></text:p>
      <text:p text:style-name="Standard"><text:span text:style-name="T11">Foreign Key (name) REFERENCES AlphaCoEmp(Name));</text:span></text:p>
      <text:p text:style-name="P10"/>
      <text:p text:style-name="Standard"><text:span text:style-name="T8">Now, we need to drop this constraint </text:span><text:span text:style-name="T11">FK_AlphaCo</text:span><text:span text:style-name="T8"> and add the constraint with delete cascade. We do dropping and adding the new constraint with Alter Table statement.</text:span></text:p>
      <text:p text:style-name="Standard"><text:span text:style-name="T8">Run this statement to drop the constraint.</text:span></text:p>
      <text:p text:style-name="Standard"><text:span text:style-name="T17">Alter table Emp_Work</text:span></text:p>
      <text:p text:style-name="Standard"><text:span text:style-name="T17">drop constraint FK_AlphaCo;</text:span><text:bookmark text:name="_Hlk495749342"/></text:p>
      <text:p text:style-name="P10"/>
      <text:p text:style-name="Standard"><text:span text:style-name="T8">Add the new constraint as follows:</text:span></text:p>
      <text:p text:style-name="Standard"><text:span text:style-name="T17">Alter table Emp_Work</text:span></text:p>
      <text:p text:style-name="Standard"><text:span text:style-name="T17">add constraint FK_AlphaCo</text:span></text:p>
      <text:p text:style-name="Standard"><text:span text:style-name="T17">FOREIGN KEY (name)</text:span></text:p>
      <text:p text:style-name="Standard"><text:span text:style-name="T17">references AlphaCoEmp(name)</text:span></text:p>
      <text:p text:style-name="Standard"><text:span text:style-name="T17">on delete cascade;</text:span></text:p>
      <text:p text:style-name="P3"/>
      <text:p text:style-name="Standard"><text:span text:style-name="T23">Q: Is the table altered?</text:span></text:p>
      <text:p text:style-name="Standard"><text:span text:style-name="T23">A: <text:s/></text:span><text:span text:style-name="T25">Yes the table is altered</text:span></text:p>
      <text:p text:style-name="P10"/>
      <text:p text:style-name="Standard"><text:span text:style-name="T8">Now try to delete the name you tried earlier, from AlphaCoEmp table.</text:span></text:p>
      <text:p text:style-name="Standard"><text:span text:style-name="T8">Example:</text:span></text:p>
      <text:p text:style-name="Standard"><text:span text:style-name="T17">DELETE from AlphaCoEmp</text:span></text:p>
      <text:p text:style-name="Standard"><text:span text:style-name="T17">Where name='Smith';</text:span></text:p>
      <text:p text:style-name="Standard"><text:span text:style-name="T23">Q: Did you succeed this time?</text:span></text:p>
      <text:p text:style-name="Standard"><text:span text:style-name="T23">A: <text:s/></text:span><text:span text:style-name="T25">Yes smith was deleted</text:span></text:p>
      <text:p text:style-name="P10"><text:soft-page-break/></text:p>
      <text:p text:style-name="Standard"><text:span text:style-name="T8">Check if the name “Smith” is in the Emp_Work table. It should have been deleted automatically if our constraint worked. </text:span></text:p>
      <text:p text:style-name="P27"/>
      <text:p text:style-name="P27"/>
      <text:p text:style-name="P27"/>
      <text:p text:style-name="P26"><text:span text:style-name="T15">Part 2</text:span></text:p>
      <text:p text:style-name="Standard"><text:span text:style-name="T8">In this part, we will write a few PLSQL procedures (and a function), cursors and use a random number generator.</text:span></text:p>
      <text:p text:style-name="Standard"><text:span text:style-name="T5">Question 4</text:span></text:p>
      <text:p text:style-name="Standard"><text:span text:style-name="T8">We will write a simple procedure to display a message passed in as a parameter.</text:span></text:p>
      <text:p text:style-name="P16"><text:span text:style-name="T17">Create or Replace Procedure DisplayMessage(message in VARCHAR)</text:span></text:p>
      <text:p text:style-name="P16"><text:span text:style-name="T17">As</text:span></text:p>
      <text:p text:style-name="P16"><text:span text:style-name="T17">BEGIN</text:span></text:p>
      <text:p text:style-name="P16"><text:span text:style-name="T17"><text:tab/>DBMS_OUTPUT.put_line('Hello '||message);</text:span></text:p>
      <text:p text:style-name="P19"/>
      <text:p text:style-name="P16"><text:span text:style-name="T17">END;</text:span></text:p>
      <text:p text:style-name="P16"><text:span text:style-name="T17">/</text:span></text:p>
      <text:p text:style-name="P16"><text:span text:style-name="T17">Show Errors;</text:span></text:p>
      <text:p text:style-name="P10"/>
      <text:p text:style-name="Standard"><text:span text:style-name="T8">Create the procedure above. </text:span><text:span text:style-name="T11">You can do it in one of two ways</text:span><text:span text:style-name="T8">:</text:span></text:p>
      <text:list xml:id="list6314643867905056306" text:style-name="WWNum29">
        <text:list-item>
          <text:p text:style-name="P12"><text:span text:style-name="T8">Copy and paste the code at SQL prompt.</text:span></text:p>
        </text:list-item>
        <text:list-item>
          <text:p text:style-name="P12"><text:span text:style-name="T8">Paste it into a text file (test.sql, for example) and give command </text:span><text:span text:style-name="T19">start test.sql</text:span><text:span text:style-name="T8"> (must include the path name of the file) at the SQL prompt. (</text:span><text:span text:style-name="T11">Recommended</text:span><text:span text:style-name="T8">)</text:span></text:p>
        </text:list-item>
      </text:list>
      <text:p text:style-name="Standard"><text:span text:style-name="T23">Q: Did the procedure compile without errors?</text:span><text:bookmark text:name="_GoBack"/></text:p>
      <text:p text:style-name="P15"><text:span text:style-name="T23">A: </text:span><text:span text:style-name="T25">yes it compiled without any errors</text:span></text:p>
      <text:list xml:id="list4646960058687780377" text:style-name="WWNum30">
        <text:list-item>
          <text:p text:style-name="P13"><text:span text:style-name="T8">Now, at the SQL prompt, call the procedure with command, </text:span></text:p>
        </text:list-item>
      </text:list>
      <text:p text:style-name="P28"><text:span text:style-name="T21">exec DisplayMessage(‘include a message’)</text:span><text:span text:style-name="T8">.</text:span></text:p>
      <text:p text:style-name="Standard"><text:span text:style-name="T23">Q: What is displayed?</text:span></text:p>
      <text:p text:style-name="P15"><text:soft-page-break/><text:span text:style-name="T23">A: <text:s/></text:span><text:span text:style-name="T25">Hello include a message</text:span></text:p>
      <text:p text:style-name="P4"/>
      <text:p text:style-name="Standard"><text:span text:style-name="T5">Question 5</text:span></text:p>
      <text:p text:style-name="Standard"><text:span text:style-name="T8">Let us try to generate a random integer in the range 10 to 100 in SQL.</text:span></text:p>
      <text:p text:style-name="Standard"><text:span text:style-name="T8">Type the following query at SQL prompt.</text:span></text:p>
      <text:p text:style-name="Standard"><text:span text:style-name="T16">Select ROUND(DBMS_RANDOM.value (10,100)) from DUAL;</text:span></text:p>
      <text:p text:style-name="P2"/>
      <text:p text:style-name="Standard"><text:span text:style-name="T23">Q: What is displayed?</text:span></text:p>
      <text:p text:style-name="Standard"><text:span text:style-name="T23">A: </text:span><text:span text:style-name="T25">it displays a random value between 10 and 100; I got 15</text:span></text:p>
      <text:p text:style-name="P4"/>
      <text:p text:style-name="Standard"><text:span text:style-name="T8">We will write a procedure to insert salaries (random values in a range) for all employees in AlphaCoEmp table. Remember we have loaded a default value of 0 for salary, when we created the table.</text:span></text:p>
      <text:p text:style-name="Standard"><text:span text:style-name="T8">Since we want to set the salaries of all employees in the table, we need to write the query which fetches all the employees. Therefore, we need to use a cursor to hold and point to the rows fetched. For each row fetched, we will generate a random number for a salary within the range (passed in as parameters) and update the table.</text:span></text:p>
      <text:p text:style-name="P11"/>
      <text:p text:style-name="P16"><text:span text:style-name="T16">Create or Replace Procedure setSalaries(low in INTEGER, high in INTEGER)</text:span></text:p>
      <text:p text:style-name="P16"><text:span text:style-name="T16">As</text:span></text:p>
      <text:p text:style-name="P16"><text:span text:style-name="T16">Cursor Emp_cur IS</text:span></text:p>
      <text:p text:style-name="P16"><text:span text:style-name="T16"><text:tab/>Select * from AlphaCoEmp;</text:span></text:p>
      <text:p text:style-name="P16"><text:span text:style-name="T16"><text:tab/></text:span><text:span text:style-name="T18">-- Local variables</text:span></text:p>
      <text:p text:style-name="P16"><text:span text:style-name="T16"><text:tab/>l_emprec Emp_cur%rowtype;</text:span></text:p>
      <text:p text:style-name="P16"><text:span text:style-name="T16"><text:tab/></text:span></text:p>
      <text:p text:style-name="P16"><text:span text:style-name="T16"><text:tab/>l_salary AlphaCoEmp.salary%type;</text:span></text:p>
      <text:p text:style-name="P16"><text:span text:style-name="T16">BEGIN</text:span></text:p>
      <text:p text:style-name="P16"><text:span text:style-name="T16"><text:tab/>for l_emprec IN Emp_cur</text:span></text:p>
      <text:p text:style-name="P16"><text:span text:style-name="T16"><text:tab/>loop</text:span></text:p>
      <text:p text:style-name="P16"><text:span text:style-name="T16"><text:tab/><text:tab/>l_salary := ROUND(dbms_random.value(low,high));</text:span></text:p>
      <text:p text:style-name="P16"><text:span text:style-name="T16"><text:tab/><text:tab/></text:span></text:p>
      <text:p text:style-name="P16"><text:span text:style-name="T16"><text:tab/><text:tab/> update AlphaCoEmp</text:span></text:p>
      <text:p text:style-name="P16"><text:span text:style-name="T16"><text:tab/><text:tab/> set salary = l_salary</text:span></text:p>
      <text:p text:style-name="P16"><text:span text:style-name="T16"><text:tab/><text:tab/> where name = l_emprec.name;</text:span></text:p>
      <text:p text:style-name="P16"><text:span text:style-name="T16"><text:tab/><text:tab/> </text:span></text:p>
      <text:p text:style-name="P16"><text:soft-page-break/><text:span text:style-name="T16"><text:s text:c="3"/>END LOOP;</text:span></text:p>
      <text:p text:style-name="P16"><text:span text:style-name="T16"><text:s text:c="3"/>commit;</text:span></text:p>
      <text:p text:style-name="P16"><text:span text:style-name="T16">END;</text:span></text:p>
      <text:p text:style-name="P16"><text:span text:style-name="T16">/</text:span></text:p>
      <text:p text:style-name="P16"><text:span text:style-name="T16">show errors;</text:span></text:p>
      <text:p text:style-name="P16"><text:span text:style-name="T29"><text:s/></text:span></text:p>
      <text:p text:style-name="P16"><text:span text:style-name="T8">Create this procedure (you can copy and paste it into a SQL file)</text:span></text:p>
      <text:p text:style-name="P16"><text:span text:style-name="T8">Once you get a clean compilation of the procedure, execute it with salary values of your choice.</text:span></text:p>
      <text:p text:style-name="P20"/>
      <text:p text:style-name="P16"><text:span text:style-name="T8">Example:</text:span></text:p>
      <text:p text:style-name="P20"/>
      <text:p text:style-name="P16"><text:span text:style-name="T17">exec setSalaries (50000,100000);</text:span></text:p>
      <text:p text:style-name="P19"/>
      <text:p text:style-name="P16"><text:span text:style-name="T20">Now, do a select * on AlphaCoEmp table. </text:span></text:p>
      <text:p text:style-name="P21"/>
      <text:p text:style-name="P16"><text:span text:style-name="T23">Q: Do you see the salaries (where previously there was a 0 for this column)? </text:span></text:p>
      <text:p text:style-name="P22"/>
      <text:p text:style-name="P16"><text:span text:style-name="T23">A: </text:span><text:span text:style-name="T25">Yes! </text:span></text:p>
      <text:p text:style-name="P20"/>
      <text:p text:style-name="P23"/>
      <text:p text:style-name="P24"/>
      <text:p text:style-name="Standard"><text:span text:style-name="T15">Question 6</text:span><text:bookmark text:name="_Hlk495754588"/></text:p>
      <text:p text:style-name="P16"><text:span text:style-name="T8">Now that you have salaries set in </text:span><text:span text:style-name="T11">AlphaCoEmp</text:span><text:span text:style-name="T8"> table, write and run a SQL query to display the names of people with salaries between a low and a high value of your choice (between 80000 and 100000, for example).</text:span></text:p>
      <text:p text:style-name="P20"/>
      <text:p text:style-name="P24"/>
      <text:p text:style-name="P24"/>
      <text:p text:style-name="Standard"><text:span text:style-name="T15">Question 7</text:span></text:p>
      <text:p text:style-name="Standard"><text:span text:style-name="T8">Now you must try writing a procedure on your own. It will be similar to the procedure </text:span><text:span text:style-name="T11">setSalaries(),</text:span><text:span text:style-name="T8"> except now you need to be able to update the salary of the person (name passed as parameter) to a randomly generated value in a range (passed as a parameter). You should make sure your procedure will work whether the name is in lower, upper, or mixed case. Complete the procedure below.</text:span></text:p>
      <text:p text:style-name="P16"><text:span text:style-name="T17">Create or Replace Procedure setEmpSalary(p_name in VARCHAR, low in INTEGER, high in INTEGER)</text:span></text:p>
      <text:p text:style-name="P16"><text:span text:style-name="T17">As</text:span></text:p>
      <text:p text:style-name="P16"><text:span text:style-name="T17"><text:tab/>/* Define the local variables you need */</text:span></text:p>
      <text:p text:style-name="P19"/>
      <text:p text:style-name="P16"><text:span text:style-name="T17"><text:tab/></text:span></text:p>
      <text:p text:style-name="P16"><text:span text:style-name="T17">BEGIN</text:span></text:p>
      <text:p text:style-name="P16"><text:soft-page-break/><text:span text:style-name="T17"><text:tab/></text:span><text:span text:style-name="T21">/* since name is a primary key, select the salary </text:span></text:p>
      <text:p text:style-name="P16"><text:span text:style-name="T21"><text:tab/>Of the employee where name = p_name. </text:span></text:p>
      <text:p text:style-name="P16"><text:span text:style-name="T21"><text:tab/></text:span></text:p>
      <text:p text:style-name="P16"><text:span text:style-name="T21"><text:tab/>With an update statement, set the salary of that employee</text:span></text:p>
      <text:p text:style-name="P16"><text:span text:style-name="T21"><text:tab/>With a randomly generated value between the low and high </text:span></text:p>
      <text:p text:style-name="P16"><text:span text:style-name="T21"><text:tab/>Passed in as parameters</text:span></text:p>
      <text:p text:style-name="P16"><text:span text:style-name="T21"><text:tab/>*/</text:span></text:p>
      <text:p text:style-name="P19"/>
      <text:p text:style-name="P16"><text:span text:style-name="T17"><text:tab/><text:tab/></text:span></text:p>
      <text:p text:style-name="P16"><text:span text:style-name="T17"><text:tab/><text:tab/> </text:span></text:p>
      <text:p text:style-name="P16"><text:span text:style-name="T17"><text:s text:c="3"/>commit;</text:span></text:p>
      <text:p text:style-name="P16"><text:span text:style-name="T17">END;</text:span></text:p>
      <text:p text:style-name="P16"><text:span text:style-name="T16">/</text:span></text:p>
      <text:p text:style-name="P16"><text:span text:style-name="T16">show errors;</text:span></text:p>
      <text:p text:style-name="Standard"><text:span text:style-name="T8">Test your procedure to change the salary of a name that you select from </text:span><text:span text:style-name="T11">AlphaCoEmp</text:span><text:span text:style-name="T8"> table.</text:span><text:span text:style-name="T9"><text:tab/></text:span></text:p>
      <text:p text:style-name="P7"/>
      <text:p text:style-name="Standard"><text:span text:style-name="T15">Question 8</text:span></text:p>
      <text:p text:style-name="Standard"><text:span text:style-name="T8">In this exercise, you will </text:span><text:span text:style-name="T22">complete</text:span><text:span text:style-name="T8"> a PLSQL function that returns the salary where name of the employee is passed in as a parameter. Remember, functions return something to the calling code where as procedures are like void functions.</text:span></text:p>
      <text:p text:style-name="Standard"><text:span text:style-name="T22">Complete the function below.</text:span></text:p>
      <text:p text:style-name="P16"><text:span text:style-name="T17">Create or Replace FUNCTION getEmpSalary(p_name in VARCHAR)</text:span></text:p>
      <text:p text:style-name="P19"/>
      <text:p text:style-name="P16"><text:span text:style-name="T17">Return NUMBER IS</text:span></text:p>
      <text:p text:style-name="P19"/>
      <text:p text:style-name="P16"><text:span text:style-name="T17"><text:tab/></text:span><text:span text:style-name="T21">/* Define the local variables you need. </text:span></text:p>
      <text:p text:style-name="P29"><text:span text:style-name="T21">You need a variable to hold the salary returned<text:tab/> */</text:span></text:p>
      <text:p text:style-name="P19"/>
      <text:p text:style-name="P16"><text:span text:style-name="T17"><text:tab/>l_salary <text:s/>;</text:span></text:p>
      <text:p text:style-name="P16"><text:span text:style-name="T17"><text:tab/></text:span></text:p>
      <text:p text:style-name="P16"><text:span text:style-name="T17">BEGIN</text:span></text:p>
      <text:p text:style-name="P16"><text:span text:style-name="T17"><text:tab/>Select salary </text:span></text:p>
      <text:p text:style-name="P16"><text:span text:style-name="T17"><text:tab/>from AlphaCoEmp</text:span></text:p>
      <text:p text:style-name="P16"><text:span text:style-name="T17"><text:tab/></text:span></text:p>
      <text:p text:style-name="P16"><text:span text:style-name="T17"><text:tab/><text:tab/><text:tab/> </text:span></text:p>
      <text:p text:style-name="P16"><text:span text:style-name="T17"><text:s text:c="3"/><text:tab/>return l_salary;</text:span></text:p>
      <text:p text:style-name="P16"><text:span text:style-name="T17">END;</text:span></text:p>
      <text:p text:style-name="P16"><text:span text:style-name="T17">/</text:span></text:p>
      <text:p text:style-name="P16"><text:span text:style-name="T17">show errors;</text:span></text:p>
      <text:p text:style-name="P10"/>
      <text:p text:style-name="Standard"><text:soft-page-break/><text:span text:style-name="T8">Test your function using the query below. For the parameter, give an employee name of your choice that is in the AlphaCoEmp table.</text:span></text:p>
      <text:p text:style-name="Standard"><text:span text:style-name="T17">Select getEmpSalary(‘’)</text:span></text:p>
      <text:p text:style-name="Standard"><text:span text:style-name="T17">From Dual;</text:span></text:p>
      <text:p text:style-name="Standard"><text:span text:style-name="T23">Q: Did your function work correctly?</text:span><text:span text:style-name="T26"><text:tab/></text:span></text:p>
      <text:p text:style-name="Standard"><text:span text:style-name="T26">A:</text:span><text:span text:style-name="T9"> </text:span><text:span text:style-name="T10">Yes!</text:span><text:span text:style-name="T9"><text:tab/></text:span></text:p>
      <text:p text:style-name="P10"/>
      <text:p text:style-name="P14"><text:span text:style-name="T8">Run the queries and capture the results in </text:span><text:span text:style-name="T20">lab4_output.lst</text:span><text:span text:style-name="T8">, using </text:span><text:span text:style-name="T12">spool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 Narrow" svg:font-family="'Arial Narrow'" style:font-family-generic="system" style:font-pitch="variable"/>
    <style:font-face style:name="Calibri1" svg:font-family="Calibri" style:font-family-generic="system" style:font-pitch="variable"/>
    <style:font-face style:name="ComicSansMS" svg:font-family="ComicSansMS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HTML_20_Preformatted_20_Char" style:display-name="HTML Preformatted Char" style:family="text">
      <style:text-properties fo:color="#000000"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yshortcuts" style:family="text" style:parent-style-name="Default_20_Paragraph_20_Fon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808080" fo:background-color="#e6e6e6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5" style:num-suffix="" text:bullet-char="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0.7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 Mikkilineni</meta:initial-creator>
    <meta:editing-cycles>5</meta:editing-cycles>
    <meta:creation-date>2018-02-07T17:36:00</meta:creation-date>
    <dc:date>2018-02-08T14:45:43.396596485</dc:date>
    <meta:editing-duration>PT2M15S</meta:editing-duration>
    <meta:generator>LibreOffice/5.0.6.2$Linux_X86_64 LibreOffice_project/00$Build-2</meta:generator>
    <meta:document-statistic meta:table-count="0" meta:image-count="0" meta:object-count="0" meta:page-count="9" meta:paragraph-count="183" meta:word-count="1431" meta:character-count="8509" meta:non-whitespace-character-count="71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